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co1" style:family="table-column">
      <style:table-column-properties fo:break-before="auto" style:column-width="15.164cm"/>
    </style:style>
    <style:style style:name="co2" style:family="table-column">
      <style:table-column-properties fo:break-before="auto" style:column-width="21.142cm"/>
    </style:style>
    <style:style style:name="co3" style:family="table-column">
      <style:table-column-properties fo:break-before="auto" style:column-width="15.168cm"/>
    </style:style>
    <style:style style:name="co4" style:family="table-column">
      <style:table-column-properties fo:break-before="auto" style:column-width="7.987cm"/>
    </style:style>
    <style:style style:name="co5" style:family="table-column">
      <style:table-column-properties fo:break-before="auto" style:column-width="11.982cm"/>
    </style:style>
    <style:style style:name="co6" style:family="table-column">
      <style:table-column-properties fo:break-before="auto" style:column-width="16.799cm"/>
    </style:style>
    <style:style style:name="co7" style:family="table-column">
      <style:table-column-properties fo:break-before="auto" style:column-width="18.567cm"/>
    </style:style>
    <style:style style:name="co8" style:family="table-column">
      <style:table-column-properties fo:break-before="auto" style:column-width="13.869cm"/>
    </style:style>
    <style:style style:name="co9" style:family="table-column">
      <style:table-column-properties fo:break-before="auto" style:column-width="13.399cm"/>
    </style:style>
    <style:style style:name="co10" style:family="table-column">
      <style:table-column-properties fo:break-before="auto" style:column-width="16.046cm"/>
    </style:style>
    <style:style style:name="co11" style:family="table-column">
      <style:table-column-properties fo:break-before="auto" style:column-width="17.364cm"/>
    </style:style>
    <style:style style:name="co12" style:family="table-column">
      <style:table-column-properties fo:break-before="auto" style:column-width="13.19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2.577cm" fo:break-before="auto" style:use-optimal-row-height="false"/>
    </style:style>
    <style:style style:name="ro2" style:family="table-row">
      <style:table-row-properties style:row-height="2.387cm" fo:break-before="auto" style:use-optimal-row-height="false"/>
    </style:style>
    <style:style style:name="ro3" style:family="table-row">
      <style:table-row-properties style:row-height="4.071cm" fo:break-before="auto" style:use-optimal-row-height="false"/>
    </style:style>
    <style:style style:name="ro4" style:family="table-row">
      <style:table-row-properties style:row-height="3.32cm" fo:break-before="auto" style:use-optimal-row-height="false"/>
    </style:style>
    <style:style style:name="ro5" style:family="table-row">
      <style:table-row-properties style:row-height="1.448cm" fo:break-before="auto" style:use-optimal-row-height="false"/>
    </style:style>
    <style:style style:name="ro6" style:family="table-row">
      <style:table-row-properties style:row-height="3.717cm" fo:break-before="auto" style:use-optimal-row-height="false"/>
    </style:style>
    <style:style style:name="ro7" style:family="table-row">
      <style:table-row-properties style:row-height="1.312cm" fo:break-before="auto" style:use-optimal-row-height="false"/>
    </style:style>
    <style:style style:name="ro8" style:family="table-row">
      <style:table-row-properties style:row-height="1.102cm" fo:break-before="auto" style:use-optimal-row-height="false"/>
    </style:style>
    <style:style style:name="ro9" style:family="table-row">
      <style:table-row-properties style:row-height="1.192cm" fo:break-before="auto" style:use-optimal-row-height="false"/>
    </style:style>
    <style:style style:name="ro10" style:family="table-row">
      <style:table-row-properties style:row-height="0.654cm" fo:break-before="auto" style:use-optimal-row-height="true"/>
    </style:style>
    <style:style style:name="ro11" style:family="table-row">
      <style:table-row-properties style:row-height="0.612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3" number:language="en" number:country="US">
      <number:number number:decimal-places="0" number:min-decimal-places="0" number:min-integer-digits="1" number:grouping="true"/>
    </number:number-style>
    <style:style style:name="ce3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9" style:family="table-cell" style:parent-style-name="Default">
      <style:table-cell-properties fo:background-color="#cccccc" style:text-align-source="fix" style:repeat-content="false" fo:wrap-option="wrap" fo:border="4.51pt solid #a7074b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ackground-color="#cccccc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font-name="Droid Sans" fo:font-size="20pt" style:font-size-asian="20pt" style:font-size-complex="20pt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wrap-option="no-wrap" fo:border-left="4.51pt solid #a7074b" fo:border-right="4.51pt solid #000000" fo:border-top="4.51pt solid #a7074b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4.51pt solid #a7074b" fo:background-color="#ffffff" style:text-align-source="fix" style:repeat-content="false" fo:wrap-option="no-wrap" fo:border-left="4.51pt solid #a7074b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6" style:family="table-cell" style:parent-style-name="Default">
      <style:table-cell-properties fo:border-bottom="0.06pt solid #000000" style:text-align-source="fix" style:repeat-content="false" fo:wrap-option="no-wrap" fo:border-left="4.51pt solid #a7074b" fo:border-right="none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0" style:family="table-cell" style:parent-style-name="Default">
      <style:table-cell-properties fo:border-bottom="0.06pt solid #000000" style:text-align-source="fix" style:repeat-content="false" fo:wrap-option="no-wrap" fo:border-left="4.51pt solid #a7074b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4" style:family="table-cell" style:parent-style-name="Default">
      <style:table-cell-properties fo:border-bottom="4.51pt solid #a7074b" style:text-align-source="fix" style:repeat-content="false" fo:wrap-option="no-wrap" fo:border-left="4.51pt solid #a7074b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4" style:family="table-cell" style:parent-style-name="Default">
      <style:table-cell-properties fo:border-bottom="0.06pt solid #000000" style:text-align-source="fix" style:repeat-content="false" fo:wrap-option="no-wrap" fo:border-left="4.51pt solid #000000" fo:border-right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Droid Sans" fo:font-size="15pt" fo:language="uk" fo:country="UA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name-asian="Noto Sans CJK SC1" style:font-size-asian="15pt" style:font-name-complex="Lohit Marathi1" style:font-size-complex="15pt"/>
    </style:style>
    <style:style style:name="ce18" style:family="table-cell" style:parent-style-name="Default">
      <style:table-cell-properties fo:border-bottom="0.06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32" style:family="table-cell" style:parent-style-name="Default">
      <style:table-cell-properties fo:border-bottom="0.74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36" style:family="table-cell" style:parent-style-name="Default">
      <style:table-cell-properties fo:border-bottom="0.74pt solid #000000" style:text-align-source="fix" style:repeat-content="false" fo:wrap-option="no-wrap" fo:border-left="4.51pt solid #d62e4e" fo:border-right="none" fo:border-top="4.51pt solid #d62e4e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40" style:family="table-cell" style:parent-style-name="Default">
      <style:table-cell-properties fo:border-bottom="4.51pt solid #d62e4e" style:text-align-source="fix" style:repeat-content="false" fo:wrap-option="no-wrap" fo:border-left="4.51pt solid #d62e4e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9" style:family="table-cell" style:parent-style-name="Default">
      <style:table-cell-properties fo:border-bottom="4.51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37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fo:color="#000000" style:font-name="Droid Sans" fo:font-size="15pt" fo:language="uk" fo:country="UA" style:font-size-asian="15pt" style:font-size-complex="15pt"/>
    </style:style>
    <style:style style:name="ce38" style:family="table-cell" style:parent-style-name="Default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39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7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6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fo:language="uk" fo:country="UA" style:font-size-asian="15pt" style:font-size-complex="15pt"/>
    </style:style>
    <style:style style:name="ce42" style:family="table-cell" style:parent-style-name="Default">
      <style:table-cell-properties fo:border-bottom="0.74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6" style:family="table-cell" style:parent-style-name="Default">
      <style:table-cell-properties fo:border-bottom="0.74pt solid #000000" style:text-align-source="fix" style:repeat-content="false" fo:wrap-option="no-wrap" fo:border-left="4.51pt solid #000000" fo:border-right="2.24pt solid #000000" fo:border-top="4.51pt solid #d62e4e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0" style:family="table-cell" style:parent-style-name="Default">
      <style:table-cell-properties fo:border-bottom="4.51pt solid #d62e4e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2" style:family="table-cell" style:parent-style-name="Default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44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45" style:family="table-cell" style:parent-style-name="Default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33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34" style:family="table-cell" style:parent-style-name="Good">
      <style:table-cell-properties fo:border-bottom="0.06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58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ce59" style:family="table-cell" style:parent-style-name="Bad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50" style:family="table-cell" style:parent-style-name="Good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1" style:family="table-cell" style:parent-style-name="Bad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2" style:family="table-cell" style:parent-style-name="Bad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Goo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4" style:family="table-cell" style:parent-style-name="Good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4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7" style:family="table-cell" style:parent-style-name="Good" style:data-style-name="N10003">
      <style:table-cell-properties fo:border-bottom="0.74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00" style:family="table-cell" style:parent-style-name="Good" style:data-style-name="N10003">
      <style:table-cell-properties fo:border-bottom="0.74pt solid #000000" style:text-align-source="fix" style:repeat-content="false" fo:wrap-option="no-wrap" fo:border-left="4.51pt solid #000000" fo:border-right="2.24pt solid #000000" fo:border-top="4.51pt solid #d62e4e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01" style:family="table-cell" style:parent-style-name="Good" style:data-style-name="N10003">
      <style:table-cell-properties fo:border-bottom="4.51pt solid #d62e4e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23" style:family="table-cell" style:parent-style-name="Bad" style:data-style-name="N10003">
      <style:table-cell-properties fo:border-bottom="0.74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5" style:family="table-cell" style:parent-style-name="Bad" style:data-style-name="N10003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6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style:use-window-font-color="true" style:font-name="Droid Sans" fo:font-size="14pt" fo:language="uk" fo:country="UA" style:font-size-asian="14pt" style:font-size-complex="14pt"/>
    </style:style>
    <style:style style:name="ce67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style:use-window-font-color="true" style:font-name="Droid Sans" fo:font-size="14pt" fo:language="uk" fo:country="UA" style:font-size-asian="14pt" style:font-size-complex="14pt"/>
    </style:style>
    <style:style style:name="ce103" style:family="table-cell" style:parent-style-name="Default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fo:language="uk" fo:country="UA" style:font-name-asian="Noto Sans CJK SC1" style:font-size-asian="15pt" style:font-name-complex="Lohit Marathi1" style:font-size-complex="15pt"/>
    </style:style>
    <style:style style:name="ce107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font-name="Droid Sans" fo:font-size="15pt" fo:language="uk" fo:country="UA" style:font-name-asian="Liberation Serif" style:font-size-asian="15pt" style:font-name-complex="Lohit Marathi1" style:font-size-complex="15pt"/>
    </style:style>
    <style:style style:name="ce112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ext-properties style:font-name="Droid Sans" fo:font-size="14pt" style:font-size-asian="14pt" style:font-size-complex="14pt"/>
    </style:style>
    <style:style style:name="ce104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05" style:family="table-cell" style:parent-style-name="Bad">
      <style:table-cell-properties fo:border-bottom="0.74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28" style:family="table-cell" style:parent-style-name="Bad">
      <style:table-cell-properties fo:border-bottom="0.74pt solid #000000" style:text-align-source="fix" style:repeat-content="false" fo:wrap-option="no-wrap" fo:border-left="4.51pt solid #000000" fo:border-right="2.24pt solid #000000" fo:border-top="4.51pt solid #d62e4e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29" style:family="table-cell" style:parent-style-name="Bad">
      <style:table-cell-properties fo:border-bottom="4.51pt solid #d62e4e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1" style:family="table-cell" style:parent-style-name="Bad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08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Bad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Goo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ce79" style:family="table-cell" style:parent-style-name="Default">
      <style:table-cell-properties fo:border-bottom="none" fo:border-left="none" fo:border-right="4.51pt solid #000000" fo:border-top="none"/>
    </style:style>
    <style:style style:name="ce114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15" style:family="table-cell" style:parent-style-name="Bad">
      <style:table-cell-properties fo:border-bottom="4.51pt solid #a7074b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Good">
      <style:table-cell-properties fo:border-bottom="4.51pt solid #a7074b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4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22" style:family="table-cell" style:parent-style-name="Bad">
      <style:table-cell-properties fo:border-bottom="0.74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52" style:family="table-cell" style:parent-style-name="Bad">
      <style:table-cell-properties fo:border-bottom="0.74pt solid #000000" style:text-align-source="fix" style:repeat-content="false" fo:wrap-option="no-wrap" fo:border-left="4.51pt solid #000000" fo:border-right="4.51pt solid #000000" fo:border-top="4.51pt solid #d62e4e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53" style:family="table-cell" style:parent-style-name="Bad">
      <style:table-cell-properties fo:border-bottom="4.51pt solid #d62e4e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66" style:family="table-cell" style:parent-style-name="Good">
      <style:table-cell-properties fo:border-bottom="0.74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6" style:family="table-cell" style:parent-style-name="Bad">
      <style:table-cell-properties fo:border-bottom="4.51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7" style:family="table-cell" style:parent-style-name="Good">
      <style:table-cell-properties fo:border-bottom="0.06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88" style:family="table-cell" style:parent-style-name="Neutral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89" style:family="table-cell" style:parent-style-name="Default">
      <style:table-cell-properties fo:border-bottom="0.06pt solid #000000" fo:border-left="4.51pt solid #000000" fo:border-right="4.51pt solid #000000" fo:border-top="0.06pt solid #000000"/>
    </style:style>
    <style:style style:name="ce90" style:family="table-cell" style:parent-style-name="Bad">
      <style:table-cell-properties fo:border-bottom="4.51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45" style:family="table-cell" style:parent-style-name="Neutral">
      <style:table-cell-properties fo:border-bottom="0.06pt solid #000000" style:text-align-source="fix" style:repeat-content="false" fo:wrap-option="no-wrap" fo:border-left="4.51pt solid #000000" fo:border-right="4.51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133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147" style:family="table-cell" style:parent-style-name="Good">
      <style:table-cell-properties fo:border-bottom="4.51pt solid #a7074b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91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Neutral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16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93" style:family="table-cell" style:parent-style-name="Default">
      <style:text-properties fo:color="#cc0000" fo:font-size="14pt" style:font-size-asian="14pt" style:font-size-complex="14pt"/>
    </style:style>
    <style:style style:name="ce94" style:family="table-cell" style:parent-style-name="Default">
      <style:text-properties fo:color="#996600" fo:font-size="14pt" style:font-size-asian="14pt" style:font-size-complex="14pt"/>
    </style:style>
    <style:style style:name="T1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tyle="normal" style:letter-kerning="true" fo:language="uk" fo:country="UA" style:language-asian="zh" style:country-asian="CN" style:language-complex="hi" style:country-complex="IN" style:font-name-asian="Noto Sans CJK SC1" style:font-name-complex="Lohit Marathi1" style:font-style-complex="normal"/>
    </style:style>
    <style:style style:name="T3" style:family="text">
      <style:text-properties style:use-window-font-color="true" style:letter-kerning="true" fo:language="uk" fo:country="UA" style:language-asian="zh" style:country-asian="CN" style:language-complex="hi" style:country-complex="IN"/>
    </style:style>
    <style:style style:name="T4" style:family="text">
      <style:text-properties style:letter-kerning="true" fo:language="uk" fo:country="UA" style:language-asian="zh" style:country-asian="CN" style:language-complex="hi" style:country-complex="IN"/>
    </style:style>
    <style:style style:name="T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font-name="Droid Sans" style:language-complex="hi" style:country-complex="IN" style:font-name-complex="Lohit Marathi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uk" fo:country="UA"/>
    </style:style>
    <style:style style:name="T9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  <style:style style:name="T10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uk" fo:country="UA"/>
    </style:style>
    <style:style style:name="T11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Noto Sans CJK SC" style:font-name-complex="Lohit Marathi"/>
    </style:style>
    <style:style style:name="T14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zxx" fo:country="none" style:language-asian="zh" style:country-asian="CN" style:language-complex="hi" style:country-complex="IN" style:font-name-asian="Noto Sans CJK SC" style:font-name-complex="Lohit Marathi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 fo:language="uk" fo:country="UA" style:font-name-asian="Liberation Serif" style:font-name-complex="Lohit Marathi1"/>
    </style:style>
    <style:style style:name="T17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font-name-asian="Noto Sans CJK SC" style:font-name-complex="Lohit Marathi"/>
    </style:style>
    <style:style style:name="T18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Droid Sans"/>
    </style:style>
    <style:style style:name="T22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language="zxx" fo:country="none"/>
    </style:style>
  </office:automatic-styles>
  <office:body>
    <office:spreadsheet>
      <table:calculation-settings table:automatic-find-labels="false" table:use-regular-expressions="false" table:use-wildcards="true"/>
      <table:table table:name="List of fimfiction Fics" table:style-name="ta1">
        <table:table-column table:style-name="co1" table:default-cell-style-name="ce18"/>
        <table:table-column table:style-name="co2" table:default-cell-style-name="ce27"/>
        <table:table-column table:style-name="co3" table:default-cell-style-name="ce33"/>
        <table:table-column table:style-name="co4" table:default-cell-style-name="ce63"/>
        <table:table-column table:style-name="co5" table:default-cell-style-name="ce27"/>
        <table:table-column table:style-name="co6" table:default-cell-style-name="ce77"/>
        <table:table-column table:style-name="co7" table:default-cell-style-name="ce75"/>
        <table:table-column table:style-name="co8" table:default-cell-style-name="ce84"/>
        <table:table-column table:style-name="co9" table:default-cell-style-name="ce12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" table:default-cell-style-name="Default"/>
        <table:table-row table:style-name="ro1">
          <table:table-cell table:style-name="ce3" office:value-type="string" calcext:value-type="string">
            <text:p>My template for translations: <text:a xlink:href="https://github.com/Vovkiv/fanfic-translation-template" xlink:type="simple">https://github.com/Vovkiv/fanfic-translation-template</text:a></text:p>
          </table:table-cell>
          <table:table-cell table:style-name="ce1" table:number-columns-repeated="3"/>
          <table:table-cell table:style-name="Default"/>
          <table:table-cell table:style-name="ce72"/>
          <table:table-cell table:style-name="Default"/>
          <table:table-cell table:style-name="ce78" table:number-columns-repeated="2"/>
          <table:table-cell table:number-columns-repeated="3"/>
          <table:table-cell table:style-name="ce1" table:number-columns-repeated="9"/>
        </table:table-row>
        <table:table-row table:style-name="ro2">
          <table:table-cell table:style-name="ce3" office:value-type="string" calcext:value-type="string">
            <text:p><text:span text:style-name="T1">My fimfiction: </text:span><text:span text:style-name="T1"><text:a xlink:href="https://www.fimfiction.net/user/595939/volkov" xlink:type="simple">https://www.fimfiction.net/user/595939/volkov</text:a></text:span></text:p>
          </table:table-cell>
          <table:table-cell table:style-name="ce1" table:number-columns-repeated="3"/>
          <table:table-cell table:style-name="Default"/>
          <table:table-cell table:style-name="ce72"/>
          <table:table-cell table:style-name="Default"/>
          <table:table-cell table:style-name="ce78" table:number-columns-repeated="2"/>
          <table:table-cell table:number-columns-repeated="3"/>
          <table:table-cell table:style-name="ce1" table:number-columns-repeated="9"/>
        </table:table-row>
        <table:table-row table:style-name="ro3">
          <table:table-cell table:style-name="ce4" office:value-type="string" calcext:value-type="string">
            <text:p>List hosted here: <text:a xlink:href="https://github.com/Vovkiv/mlp_fics_that_i_plan_to_translate" xlink:type="simple">https://github.com/Vovkiv/mlp_fics_that_i_plan_to_translate</text:a></text:p>
          </table:table-cell>
          <table:table-cell table:style-name="ce1" table:number-columns-repeated="3"/>
          <table:table-cell table:style-name="Default" table:number-columns-repeated="4"/>
          <table:table-cell table:style-name="ce87" office:value-type="string" calcext:value-type="string">
            <text:p>Yes (Author owns rights on cover and I allowed to use it, include editing.)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4">
          <table:table-cell table:style-name="ce4" office:value-type="string" calcext:value-type="string">
            <text:p>All fics here sorted in random order, so if some fic higher then other, it doesn’t mean, that i would translate it in first place (or, at all)</text:p>
          </table:table-cell>
          <table:table-cell table:style-name="ce1" table:number-columns-repeated="2"/>
          <table:table-cell table:style-name="ce34" office:value-type="string" calcext:value-type="string">
            <text:p>Done (Fic is done, so it is safe to translate it.)</text:p>
          </table:table-cell>
          <table:table-cell table:style-name="ce66" office:value-type="string" calcext:value-type="string">
            <text:p><text:span text:style-name="T7">“</text:span><text:span text:style-name="T8">Translated title</text:span><text:span text:style-name="T9">”</text:span><text:span text:style-name="T10"> (Adapted/translated title.)</text:span></text:p>
          </table:table-cell>
          <table:table-cell table:style-name="ce34" office:value-type="string" calcext:value-type="string">
            <text:p>100 of 100 (Fic is 100% translated.)</text:p>
          </table:table-cell>
          <table:table-cell table:style-name="ce34" office:value-type="string" calcext:value-type="string">
            <text:p>[link] (Link to translated fic.)</text:p>
          </table:table-cell>
          <table:table-cell table:style-name="ce34" office:value-type="string" calcext:value-type="string">
            <text:p>Yes (I got permission to translate fic.)</text:p>
          </table:table-cell>
          <table:table-cell table:style-name="ce88" office:value-type="string" calcext:value-type="string">
            <text:p>Don’t Own Rights (Author doesn’t own rights on cover, so they took it from somewhere else. Doesn’t matter, it author asked from artist or not about permission. I still need ask original artist about permission myself.)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5" table:visibility="collapse">
          <table:table-cell table:style-name="ce5"/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WIP</text:p>
          </table:table-cell>
          <table:table-cell table:style-name="ce58" office:value-type="string" calcext:value-type="string">
            <text:p>Unknown</text:p>
          </table:table-cell>
          <table:table-cell table:style-name="ce58" table:number-columns-repeated="3"/>
          <table:table-cell table:style-name="ce79"/>
          <table:table-cell table:style-name="ce89"/>
          <table:table-cell/>
          <table:table-cell table:style-name="ce78"/>
          <table:table-cell table:number-columns-repeated="10"/>
        </table:table-row>
        <table:table-row table:style-name="ro6">
          <table:table-cell table:style-name="ce9" office:value-type="string" calcext:value-type="string">
            <text:p>Fics from same series (e.g: «Long Road to Friendship» and «Spectacular Sever») will be connected to same border. And numbers represent order, in which each fic was posted.</text:p>
          </table:table-cell>
          <table:table-cell table:style-name="ce1" table:number-columns-repeated="2"/>
          <table:table-cell table:style-name="ce59" office:value-type="string" calcext:value-type="string">
            <text:p>Not Done (Fic is not yet done; Fic dead. I won’t translate fic in this state, unless I really want to, but otherwise no.)</text:p>
          </table:table-cell>
          <table:table-cell table:style-name="ce67" office:value-type="string" calcext:value-type="string">
            <text:p><text:span text:style-name="T11">[Original]</text:span><text:span text:style-name="T12"> (Title cannot be translated; Author didn’t allow to translated title;</text:span><text:span text:style-name="T13"> I didn’t translated title yet;)</text:span></text:p>
          </table:table-cell>
          <table:table-cell table:style-name="ce59" office:value-type="string" calcext:value-type="string">
            <text:p>10 of 100 (Fic is not yet 100% translated.)</text:p>
          </table:table-cell>
          <table:table-cell table:style-name="ce59" office:value-type="string" calcext:value-type="string">
            <text:p>No (Author denied permission for translation; Link was removed for some reason, including author take down; I don’t want to share with WIP translation yet;)</text:p>
          </table:table-cell>
          <table:table-cell table:style-name="ce59" office:value-type="string" calcext:value-type="string">
            <text:p>No (Author didn’t allowed me to translate their fic; I Didn’t asked about permission yet; I asked author about permission, but didn’t got answer back;)</text:p>
          </table:table-cell>
          <table:table-cell table:style-name="ce90" office:value-type="string" calcext:value-type="string">
            <text:p><text:span text:style-name="T20">No (Author of fic owns rights on cover, but I can’t use it; I didn’t asked about permission yet; </text:span><text:span text:style-name="T21">I asked author about permission, but didn’t got answer back; </text:span><text:span text:style-name="T22">Author didn’t allowed me to translate fic; Fic doesn't have cover at all;)</text:span></text:p>
          </table:table-cell>
          <table:table-cell table:style-name="ce94"/>
          <table:table-cell table:style-name="ce78"/>
          <table:table-cell table:number-columns-repeated="10"/>
        </table:table-row>
        <table:table-row table:style-name="ro7">
          <table:table-cell table:style-name="ce8" office:value-type="string" calcext:value-type="string">
            <text:p>Original – Fic title:</text:p>
          </table:table-cell>
          <table:table-cell table:style-name="ce8" office:value-type="string" calcext:value-type="string">
            <text:p>Original – Link to fic:</text:p>
          </table:table-cell>
          <table:table-cell table:style-name="ce8" office:value-type="string" calcext:value-type="string">
            <text:p>Original - Link to author’s fimfiction page:</text:p>
          </table:table-cell>
          <table:table-cell table:style-name="ce8" office:value-type="string" calcext:value-type="string">
            <text:p>Original – Fic status:</text:p>
          </table:table-cell>
          <table:table-cell table:style-name="ce8" office:value-type="string" calcext:value-type="string">
            <text:p><text:span text:style-name="T14">Translation</text:span> – Fic title:</text:p>
          </table:table-cell>
          <table:table-cell table:style-name="ce8" office:value-type="string" calcext:value-type="string">
            <text:p><text:span text:style-name="T14">Translation – C</text:span><text:span text:style-name="T18">hapters c</text:span><text:span text:style-name="T19">ompletion:</text:span></text:p>
          </table:table-cell>
          <table:table-cell table:style-name="ce8" office:value-type="string" calcext:value-type="string">
            <text:p><text:span text:style-name="T14">Translation</text:span> - Link to fic:</text:p>
          </table:table-cell>
          <table:table-cell table:style-name="ce8" office:value-type="string" calcext:value-type="string">
            <text:p>Translation - Permission to translate:</text:p>
          </table:table-cell>
          <table:table-cell table:style-name="ce8" office:value-type="string" calcext:value-type="string">
            <text:p>Translation - Permission to cover:</text:p>
          </table:table-cell>
          <table:table-cell table:number-columns-repeated="12"/>
        </table:table-row>
        <table:table-row table:style-name="ro8">
          <table:table-cell table:style-name="ce13" office:value-type="string" calcext:value-type="string">
            <text:p>1. Long Road to Friendship</text:p>
          </table:table-cell>
          <table:table-cell table:style-name="ce37" office:value-type="string" calcext:value-type="string">
            <text:p><text:span text:style-name="T4"><text:a xlink:href="https://www.fimfiction.net/story/144198/long-road-to-friendship" xlink:type="simple">https://www.fimfiction.net/story/144198/long-road-to-friendship</text:a></text:span></text:p>
          </table:table-cell>
          <table:table-cell table:style-name="ce44" office:value-type="string" calcext:value-type="string">
            <text:p><text:a xlink:href="https://www.fimfiction.net/user/49989/Albi" xlink:type="simple">https://www.fimfiction.net/user/49989/Albi</text:a></text:p>
          </table:table-cell>
          <table:table-cell table:style-name="ce50" office:value-type="string" calcext:value-type="string">
            <text:p>Done</text:p>
          </table:table-cell>
          <table:table-cell table:style-name="ce39" office:value-type="string" calcext:value-type="string">
            <text:p>“Довга Дорога до Дружби”</text:p>
          </table:table-cell>
          <table:table-cell table:style-name="ce104" office:value-type="string" calcext:value-type="string">
            <text:p>7 of 43</text:p>
          </table:table-cell>
          <table:table-cell table:style-name="ce104" office:value-type="string" calcext:value-type="string">
            <text:p>No</text:p>
          </table:table-cell>
          <table:table-cell table:number-columns-repeated="2" table:style-name="ce114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table:style-name="ce15" office:value-type="string" calcext:value-type="string">
            <text:p>2. Spectacular Seven</text:p>
          </table:table-cell>
          <table:table-cell table:style-name="ce38" office:value-type="string" calcext:value-type="string">
            <text:p><text:a xlink:href="https://www.fimfiction.net/story/235514/spectacular-seven" xlink:type="simple">https://www.fimfiction.net/story/235514/spectacular-seven</text:a></text:p>
          </table:table-cell>
          <table:table-cell table:style-name="ce45" office:value-type="string" calcext:value-type="string">
            <text:p><text:span text:style-name="T5"><text:a xlink:href="https://www.fimfiction.net/user/49989/Albi" xlink:type="simple">https://www.fimfiction.net/user/49989/Albi</text:a></text:span></text:p>
          </table:table-cell>
          <table:table-cell table:style-name="ce51" office:value-type="string" calcext:value-type="string">
            <text:p>Not Done</text:p>
          </table:table-cell>
          <table:table-cell table:style-name="ce103" office:value-type="string" calcext:value-type="string">
            <text:p><text:span text:style-name="T11">[Original]</text:span></text:p>
          </table:table-cell>
          <table:table-cell table:style-name="ce51" office:value-type="string" calcext:value-type="string">
            <text:p>0 of WIP</text:p>
          </table:table-cell>
          <table:table-cell table:style-name="ce51" office:value-type="string" calcext:value-type="string">
            <text:p>No</text:p>
          </table:table-cell>
          <table:table-cell table:number-columns-repeated="2" table:style-name="ce115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13" office:value-type="string" calcext:value-type="string">
            <text:p>1. Undead Robot Bug Crusaders</text:p>
          </table:table-cell>
          <table:table-cell table:style-name="ce39" office:value-type="string" calcext:value-type="string">
            <text:p><text:a xlink:href="https://www.fimfiction.net/story/268833/undead-robot-bug-crusaders" xlink:type="simple">https://www.fimfiction.net/story/268833/undead-robot-bug-crusaders</text:a></text:p>
          </table:table-cell>
          <table:table-cell table:style-name="ce44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50" office:value-type="string" calcext:value-type="string">
            <text:p>Done</text:p>
          </table:table-cell>
          <table:table-cell table:style-name="ce107" office:value-type="string" calcext:value-type="string">
            <text:p><text:span text:style-name="T11">[Original]</text:span></text:p>
          </table:table-cell>
          <table:table-cell table:style-name="ce104" office:value-type="string" calcext:value-type="string">
            <text:p>0 of 26</text:p>
          </table:table-cell>
          <table:table-cell table:style-name="ce108" office:value-type="string" calcext:value-type="string">
            <text:p>No</text:p>
          </table:table-cell>
          <table:table-cell table:number-columns-repeated="2" table:style-name="ce117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15" office:value-type="string" calcext:value-type="string">
            <text:p><text:s/>2. Undead Robot Bug Crusaders: Unusual Lives </text:p>
          </table:table-cell>
          <table:table-cell table:style-name="ce38" office:value-type="string" calcext:value-type="string">
            <text:p><text:a xlink:href="https://www.fimfiction.net/story/429626/undead-robot-bug-crusaders-unusual-lives" xlink:type="simple">https://www.fimfiction.net/story/429626/undead-robot-bug-crusaders-unusual-lives</text:a></text:p>
          </table:table-cell>
          <table:table-cell table:style-name="ce45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52" office:value-type="string" calcext:value-type="string">
            <text:p>Not Done</text:p>
          </table:table-cell>
          <table:table-cell table:style-name="ce110" office:value-type="string" calcext:value-type="string">
            <text:p><text:span text:style-name="T11">[Original]</text:span></text:p>
          </table:table-cell>
          <table:table-cell table:style-name="ce51" office:value-type="string" calcext:value-type="string">
            <text:p>0 of WIP</text:p>
          </table:table-cell>
          <table:table-cell table:style-name="ce109" office:value-type="string" calcext:value-type="string">
            <text:p>No</text:p>
          </table:table-cell>
          <table:table-cell table:number-columns-repeated="2" table:style-name="ce115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16" office:value-type="string" calcext:value-type="string">
            <text:p>1. <text:s/>Escape</text:p>
          </table:table-cell>
          <table:table-cell table:style-name="ce39" office:value-type="string" calcext:value-type="string">
            <text:p><text:a xlink:href="https://www.fimfiction.net/story/413380/escape" xlink:type="simple">https://www.fimfiction.net/story/413380/escape</text:a></text:p>
          </table:table-cell>
          <table:table-cell table:style-name="ce44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50" office:value-type="string" calcext:value-type="string">
            <text:p>Done</text:p>
          </table:table-cell>
          <table:table-cell table:style-name="ce111" office:value-type="string" calcext:value-type="string">
            <text:p><text:span text:style-name="T15">"</text:span><text:span text:style-name="T16">Втеча</text:span><text:span text:style-name="T17">”</text:span></text:p>
          </table:table-cell>
          <table:table-cell table:style-name="ce50" office:value-type="string" calcext:value-type="string">
            <text:p>1 of 1</text:p>
          </table:table-cell>
          <table:table-cell table:style-name="ce108" office:value-type="string" calcext:value-type="string">
            <text:p>No</text:p>
          </table:table-cell>
          <table:table-cell table:style-name="ce132" office:value-type="string" calcext:value-type="string">
            <text:p>Yes</text:p>
          </table:table-cell>
          <table:table-cell table:style-name="ce145" office:value-type="string" calcext:value-type="string">
            <text:p>Don’t Own Rights</text:p>
          </table:table-cell>
          <table:table-cell table:number-columns-repeated="12"/>
        </table:table-row>
        <table:table-row table:style-name="ro8">
          <table:table-cell table:style-name="ce20" office:value-type="string" calcext:value-type="string">
            <text:p>2. How to Save a Life</text:p>
          </table:table-cell>
          <table:table-cell office:value-type="string" calcext:value-type="string">
            <text:p><text:a xlink:href="https://www.fimfiction.net/story/444713/how-to-save-a-life" xlink:type="simple">https://www.fimfiction.net/story/444713/how-to-save-a-life</text:a></text:p>
          </table:table-cell>
          <table:table-cell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Як врятувати життя"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106" office:value-type="string" calcext:value-type="string">
            <text:p>Yes</text:p>
          </table:table-cell>
          <table:table-cell table:style-name="ce133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table:style-name="ce24" office:value-type="string" calcext:value-type="string">
            <text:p>3. Forgive Me, Friend</text:p>
          </table:table-cell>
          <table:table-cell table:style-name="ce38" office:value-type="string" calcext:value-type="string">
            <text:p><text:a xlink:href="https://www.fimfiction.net/story/461702/forgive-me-friend" xlink:type="simple">https://www.fimfiction.net/story/461702/forgive-me-friend</text:a></text:p>
          </table:table-cell>
          <table:table-cell table:style-name="ce45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54" office:value-type="string" calcext:value-type="string">
            <text:p>Done</text:p>
          </table:table-cell>
          <table:table-cell table:style-name="ce38" office:value-type="string" calcext:value-type="string">
            <text:p>[Original]</text:p>
          </table:table-cell>
          <table:table-cell table:style-name="ce51" office:value-type="string" calcext:value-type="string">
            <text:p>0 of 1</text:p>
          </table:table-cell>
          <table:table-cell table:style-name="ce109" office:value-type="string" calcext:value-type="string">
            <text:p>No</text:p>
          </table:table-cell>
          <table:table-cell table:style-name="ce135" office:value-type="string" calcext:value-type="string">
            <text:p>Yes</text:p>
          </table:table-cell>
          <table:table-cell table:style-name="ce147" office:value-type="string" calcext:value-type="string">
            <text:p>Yes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14" office:value-type="string" calcext:value-type="string">
            <text:p><text:span text:style-name="T2">What Mistakes Tell Us</text:span></text:p>
          </table:table-cell>
          <table:table-cell table:style-name="ce26" office:value-type="string" calcext:value-type="string">
            <text:p><text:span text:style-name="T4"><text:a xlink:href="https://www.fimfiction.net/story/535499/what-mistakes-tell-us" xlink:type="simple">https://www.fimfiction.net/story/535499/what-mistakes-tell-us</text:a></text:span></text:p>
          </table:table-cell>
          <table:table-cell office:value-type="string" calcext:value-type="string">
            <text:p><text:a xlink:href="https://www.fimfiction.net/user/498950/TheGJ90" xlink:type="simple">https://www.fimfiction.net/user/498950/TheGJ90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1">[Original]</text:span></text:p>
          </table:table-cell>
          <table:table-cell office:value-type="string" calcext:value-type="string">
            <text:p>0 of 3</text:p>
          </table:table-cell>
          <table:table-cell office:value-type="string" calcext:value-type="string">
            <text:p>No</text:p>
          </table:table-cell>
          <table:table-cell table:number-columns-repeated="2" table:style-name="ce8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17" office:value-type="string" calcext:value-type="string">
            <text:p><text:span text:style-name="T3">Fallout: Equestria</text:span></text:p>
          </table:table-cell>
          <table:table-cell office:value-type="string" calcext:value-type="string">
            <text:p><text:span text:style-name="T4"><text:a xlink:href="https://www.fimfiction.net/story/119190/fallout-equestria" xlink:type="simple">https://www.fimfiction.net/story/119190/fallout-equestria</text:a></text:span></text:p>
          </table:table-cell>
          <table:table-cell office:value-type="string" calcext:value-type="string">
            <text:p><text:a xlink:href="https://www.fimfiction.net/user/10369/Kkat" xlink:type="simple">https://www.fimfiction.net/user/10369/Kkat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1">[Original]</text:span></text:p>
          </table:table-cell>
          <table:table-cell office:value-type="string" calcext:value-type="string">
            <text:p><text:s/>6 of 49</text:p>
          </table:table-cell>
          <table:table-cell office:value-type="string" calcext:value-type="string">
            <text:p>No</text:p>
          </table:table-cell>
          <table:table-cell table:number-columns-repeated="2" table:style-name="ce8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office:value-type="string" calcext:value-type="string">
            <text:p>Cashing In Spike's Coupons</text:p>
          </table:table-cell>
          <table:table-cell office:value-type="string" calcext:value-type="string">
            <text:p><text:a xlink:href="https://www.fimfiction.net/story/536320/cashing-in-spikes-coupons" xlink:type="simple">https://www.fimfiction.net/story/536320/cashing-in-spikes-coupons</text:a></text:p>
          </table:table-cell>
          <table:table-cell office:value-type="string" calcext:value-type="string">
            <text:p><text:a xlink:href="https://www.fimfiction.net/user/112978/dirty+little+secret" xlink:type="simple">https://www.fimfiction.net/user/112978/dirty+little+secret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1">[Original]</text:span></text:p>
          </table:table-cell>
          <table:table-cell office:value-type="string" calcext:value-type="string">
            <text:p>0 of 3</text:p>
          </table:table-cell>
          <table:table-cell table:number-columns-repeated="2"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office:value-type="string" calcext:value-type="string">
            <text:p>Keep It In The Family</text:p>
          </table:table-cell>
          <table:table-cell office:value-type="string" calcext:value-type="string">
            <text:p><text:a xlink:href="https://www.fimfiction.net/story/536839/keep-it-in-the-family" xlink:type="simple">https://www.fimfiction.net/story/536839/keep-it-in-the-family</text:a></text:p>
          </table:table-cell>
          <table:table-cell office:value-type="string" calcext:value-type="string">
            <text:p><text:a xlink:href="https://www.fimfiction.net/user/250589/DrySpell" xlink:type="simple">https://www.fimfiction.net/user/250589/DrySpell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1">[Original]</text:span></text:p>
          </table:table-cell>
          <table:table-cell office:value-type="string" calcext:value-type="string">
            <text:p>0 of 1</text:p>
          </table:table-cell>
          <table:table-cell table:number-columns-repeated="2"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office:value-type="string" calcext:value-type="string">
            <text:p><text:s/>Many Mirrors </text:p>
          </table:table-cell>
          <table:table-cell office:value-type="string" calcext:value-type="string">
            <text:p><text:a xlink:href="https://www.fimfiction.net/story/536937/many-mirrors" xlink:type="simple">https://www.fimfiction.net/story/536937/many-mirrors</text:a></text:p>
          </table:table-cell>
          <table:table-cell office:value-type="string" calcext:value-type="string">
            <text:p><text:a xlink:href="https://www.fimfiction.net/user/170944/NorrisThePony" xlink:type="simple">https://www.fimfiction.net/user/170944/NorrisThePony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1">[Original]</text:span></text:p>
          </table:table-cell>
          <table:table-cell office:value-type="string" calcext:value-type="string">
            <text:p>0 of 1</text:p>
          </table:table-cell>
          <table:table-cell table:number-columns-repeated="2"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The Earth and the Sun</text:p>
          </table:table-cell>
          <table:table-cell office:value-type="string" calcext:value-type="string">
            <text:p><text:a xlink:href="https://www.fimfiction.net/story/537168/the-earth-and-the-sun" xlink:type="simple">https://www.fimfiction.net/story/537168/the-earth-and-the-sun</text:a></text:p>
          </table:table-cell>
          <table:table-cell office:value-type="string" calcext:value-type="string">
            <text:p><text:a xlink:href="https://www.fimfiction.net/user/1400/FanOfMostEverything" xlink:type="simple">https://www.fimfiction.net/user/1400/FanOfMostEverything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1">[Original]</text:span></text:p>
          </table:table-cell>
          <table:table-cell office:value-type="string" calcext:value-type="string">
            <text:p>0 of 2</text:p>
          </table:table-cell>
          <table:table-cell table:number-columns-repeated="2"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High Score!</text:p>
          </table:table-cell>
          <table:table-cell office:value-type="string" calcext:value-type="string">
            <text:p><text:a xlink:href="https://www.fimfiction.net/story/526006/high-score" xlink:type="simple">https://www.fimfiction.net/story/526006/high-score</text:a></text:p>
          </table:table-cell>
          <table:table-cell office:value-type="string" calcext:value-type="string">
            <text:p><text:a xlink:href="https://www.fimfiction.net/user/355229/DanishDash" xlink:type="simple">https://www.fimfiction.net/user/355229/DanishDash</text:a></text:p>
          </table:table-cell>
          <table:table-cell table:style-name="ce64" office:value-type="string" calcext:value-type="string">
            <text:p>Not Done</text:p>
          </table:table-cell>
          <table:table-cell table:style-name="ce112" office:value-type="string" calcext:value-type="string">
            <text:p><text:span text:style-name="T11">[Original]</text:span></text:p>
          </table:table-cell>
          <table:table-cell office:value-type="string" calcext:value-type="string">
            <text:p>0 of WIP</text:p>
          </table:table-cell>
          <table:table-cell table:number-columns-repeated="2"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Donuts</text:p>
          </table:table-cell>
          <table:table-cell office:value-type="string" calcext:value-type="string">
            <text:p><text:a xlink:href="https://www.fimfiction.net/story/469964/donuts" xlink:type="simple">https://www.fimfiction.net/story/469964/donuts</text:a></text:p>
          </table:table-cell>
          <table:table-cell office:value-type="string" calcext:value-type="string">
            <text:p><text:a xlink:href="https://www.fimfiction.net/user/382826/The_Darker_Fonts" xlink:type="simple">https://www.fimfiction.net/user/382826/The_Darker_Fonts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“Пончики”</text:p>
          </table:table-cell>
          <table:table-cell table:style-name="ce63" office:value-type="string" calcext:value-type="string">
            <text:p>1 of 1</text:p>
          </table:table-cell>
          <table:table-cell table:style-name="ce63" office:value-type="string" calcext:value-type="string">
            <text:p><text:a xlink:href="https://github.com/Vovkiv/donuts-ukr" xlink:type="simple">https://github.com/Vovkiv/donuts-ukr</text:a></text:p>
          </table:table-cell>
          <table:table-cell table:style-name="ce85" office:value-type="string" calcext:value-type="string">
            <text:p>Yes</text:p>
          </table:table-cell>
          <table:table-cell table:style-name="ce92" office:value-type="string" calcext:value-type="string">
            <text:p>Don’t Own Right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You Ever Think About Hitch's Butt?</text:p>
          </table:table-cell>
          <table:table-cell office:value-type="string" calcext:value-type="string">
            <text:p><text:a xlink:href="https://www.fimfiction.net/story/537743/you-ever-think-about-hitchs-butt" xlink:type="simple">https://www.fimfiction.net/story/537743/you-ever-think-about-hitchs-butt</text:a></text:p>
          </table:table-cell>
          <table:table-cell office:value-type="string" calcext:value-type="string">
            <text:p><text:a xlink:href="https://www.fimfiction.net/user/98942/steel+soul" xlink:type="simple">https://www.fimfiction.net/user/98942/steel+soul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[Original]</text:p>
          </table:table-cell>
          <table:table-cell office:value-type="string" calcext:value-type="string">
            <text:p>0 of 1</text:p>
          </table:table-cell>
          <table:table-cell table:number-columns-repeated="2"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Asynchronous</text:p>
          </table:table-cell>
          <table:table-cell office:value-type="string" calcext:value-type="string">
            <text:p><text:a xlink:href="https://www.fimfiction.net/story/537784/asynchronous" xlink:type="simple">https://www.fimfiction.net/story/537784/asynchronous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Асинхронність"</text:p>
          </table:table-cell>
          <table:table-cell table:style-name="ce63" office:value-type="string" calcext:value-type="string">
            <text:p>1 of 1</text:p>
          </table:table-cell>
          <table:table-cell table:style-name="ce96" office:value-type="string" calcext:value-type="string">
            <text:p><text:a xlink:href="https://github.com/Vovkiv/Asynchronous-ukr" xlink:type="simple">https://github.com/Vovkiv/Asynchronous-ukr</text:a></text:p>
          </table:table-cell>
          <table:table-cell table:number-columns-repeated="2" table:style-name="ce106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Spark Bug goes out in the rain</text:p>
          </table:table-cell>
          <table:table-cell office:value-type="string" calcext:value-type="string">
            <text:p><text:a xlink:href="https://www.fimfiction.net/story/537536/spark-bug-goes-out-in-the-rain" xlink:type="simple">https://www.fimfiction.net/story/537536/spark-bug-goes-out-in-the-rain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Спарк Баг під дощем"</text:p>
          </table:table-cell>
          <table:table-cell table:style-name="ce63" office:value-type="string" calcext:value-type="string">
            <text:p>1 of 1</text:p>
          </table:table-cell>
          <table:table-cell table:style-name="ce96" office:value-type="string" calcext:value-type="string">
            <text:p><text:a xlink:href="https://github.com/Vovkiv/Spark_Bug_Goes_Out_In_The_Rain-ukr" xlink:type="simple">https://github.com/Vovkiv/Spark_Bug_Goes_Out_In_The_Rain-ukr</text:a></text:p>
          </table:table-cell>
          <table:table-cell table:number-columns-repeated="2" table:style-name="ce106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Anthropology</text:p>
          </table:table-cell>
          <table:table-cell office:value-type="string" calcext:value-type="string">
            <text:p><text:a xlink:href="https://www.fimfiction.net/story/4656/anthropology" xlink:type="simple">https://www.fimfiction.net/story/4656/anthropology</text:a></text:p>
          </table:table-cell>
          <table:table-cell office:value-type="string" calcext:value-type="string">
            <text:p><text:a xlink:href="https://www.fimfiction.net/user/5727/JasonTheHuman" xlink:type="simple">https://www.fimfiction.net/user/5727/JasonTheHuman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Антропологія"</text:p>
          </table:table-cell>
          <table:table-cell office:value-type="string" calcext:value-type="string">
            <text:p>0 of 31</text:p>
          </table:table-cell>
          <table:table-cell table:number-columns-repeated="2" office:value-type="string" calcext:value-type="string">
            <text:p>No</text:p>
          </table:table-cell>
          <table:table-cell table:style-name="ce116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Trixie Bombs</text:p>
          </table:table-cell>
          <table:table-cell office:value-type="string" calcext:value-type="string">
            <text:p><text:a xlink:href="https://www.fimfiction.net/story/537883/trixie-bombs" xlink:type="simple">https://www.fimfiction.net/story/537883/trixie-bombs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Бомби Тріксі"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106" office:value-type="string" calcext:value-type="string">
            <text:p>Yes</text:p>
          </table:table-cell>
          <table:table-cell table:style-name="ce133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Cradle of Dreams</text:p>
          </table:table-cell>
          <table:table-cell office:value-type="string" calcext:value-type="string">
            <text:p><text:a xlink:href="https://www.fimfiction.net/story/537788/cradle-of-dreams" xlink:type="simple">https://www.fimfiction.net/story/537788/cradle-of-dreams</text:a></text:p>
          </table:table-cell>
          <table:table-cell office:value-type="string" calcext:value-type="string">
            <text:p><text:a xlink:href="https://www.fimfiction.net/user/602817/AterHut" xlink:type="simple">https://www.fimfiction.net/user/602817/AterHut</text:a></text:p>
          </table:table-cell>
          <table:table-cell table:style-name="ce77" office:value-type="string" calcext:value-type="string">
            <text:p>Not Done</text:p>
          </table:table-cell>
          <table:table-cell office:value-type="string" calcext:value-type="string">
            <text:p>[Original]</text:p>
          </table:table-cell>
          <table:table-cell office:value-type="string" calcext:value-type="string">
            <text:p>0 of WIP</text:p>
          </table:table-cell>
          <table:table-cell table:number-columns-repeated="2" office:value-type="string" calcext:value-type="string">
            <text:p>No</text:p>
          </table:table-cell>
          <table:table-cell table:style-name="ce116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2" office:value-type="string" calcext:value-type="string">
            <text:p>Purely Fantastical</text:p>
          </table:table-cell>
          <table:table-cell table:style-name="ce42" office:value-type="string" calcext:value-type="string">
            <text:p><text:a xlink:href="https://www.fimfiction.net/story/537933/purely-fantastical" xlink:type="simple">https://www.fimfiction.net/story/537933/purely-fantastical</text:a></text:p>
          </table:table-cell>
          <table:table-cell table:style-name="ce42" office:value-type="string" calcext:value-type="string">
            <text:p><text:a xlink:href="https://www.fimfiction.net/user/407088/AFanaticRabbit" xlink:type="simple">https://www.fimfiction.net/user/407088/AFanaticRabbit</text:a></text:p>
          </table:table-cell>
          <table:table-cell table:style-name="ce57" office:value-type="string" calcext:value-type="string">
            <text:p>Done</text:p>
          </table:table-cell>
          <table:table-cell table:style-name="ce42" office:value-type="string" calcext:value-type="string">
            <text:p>[Original]</text:p>
          </table:table-cell>
          <table:table-cell table:style-name="ce105" office:value-type="string" calcext:value-type="string">
            <text:p>0 of 1</text:p>
          </table:table-cell>
          <table:table-cell table:style-name="ce105" office:value-type="string" calcext:value-type="string">
            <text:p>No</text:p>
          </table:table-cell>
          <table:table-cell table:style-name="ce12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2" office:value-type="string" calcext:value-type="string">
            <text:p><text:s/>Lawgistics</text:p>
          </table:table-cell>
          <table:table-cell table:style-name="ce42" office:value-type="string" calcext:value-type="string">
            <text:p><text:a xlink:href="https://www.fimfiction.net/story/537845/lawgistics" xlink:type="simple">https://www.fimfiction.net/story/537845/lawgistics</text:a></text:p>
          </table:table-cell>
          <table:table-cell table:style-name="ce42" office:value-type="string" calcext:value-type="string">
            <text:p><text:a xlink:href="https://www.fimfiction.net/user/109909/Estee" xlink:type="simple">https://www.fimfiction.net/user/109909/Estee</text:a></text:p>
          </table:table-cell>
          <table:table-cell table:style-name="ce57" office:value-type="string" calcext:value-type="string">
            <text:p>Done</text:p>
          </table:table-cell>
          <table:table-cell table:style-name="ce42" office:value-type="string" calcext:value-type="string">
            <text:p>[Original]</text:p>
          </table:table-cell>
          <table:table-cell table:style-name="ce105" office:value-type="string" calcext:value-type="string">
            <text:p>0 of 1</text:p>
          </table:table-cell>
          <table:table-cell table:style-name="ce105" office:value-type="string" calcext:value-type="string">
            <text:p>No</text:p>
          </table:table-cell>
          <table:table-cell table:style-name="ce12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2" office:value-type="string" calcext:value-type="string">
            <text:p>So Cheesy...</text:p>
          </table:table-cell>
          <table:table-cell table:style-name="ce42" office:value-type="string" calcext:value-type="string">
            <text:p><text:a xlink:href="https://www.fimfiction.net/story/538132/so-cheesy" xlink:type="simple">https://www.fimfiction.net/story/538132/so-cheesy</text:a></text:p>
          </table:table-cell>
          <table:table-cell table:style-name="ce42" office:value-type="string" calcext:value-type="string">
            <text:p><text:a xlink:href="https://www.fimfiction.net/user/566491/SpoonierThanThou" xlink:type="simple">https://www.fimfiction.net/user/566491/SpoonierThanThou</text:a></text:p>
          </table:table-cell>
          <table:table-cell table:style-name="ce57" office:value-type="string" calcext:value-type="string">
            <text:p>Done</text:p>
          </table:table-cell>
          <table:table-cell table:style-name="ce42" office:value-type="string" calcext:value-type="string">
            <text:p>[Original]</text:p>
          </table:table-cell>
          <table:table-cell table:style-name="ce105" office:value-type="string" calcext:value-type="string">
            <text:p>0 of 1</text:p>
          </table:table-cell>
          <table:table-cell table:style-name="ce105" office:value-type="string" calcext:value-type="string">
            <text:p>No</text:p>
          </table:table-cell>
          <table:table-cell table:style-name="ce12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6" office:value-type="string" calcext:value-type="string">
            <text:p>1. I Am Not Sombra</text:p>
          </table:table-cell>
          <table:table-cell table:style-name="ce56" office:value-type="string" calcext:value-type="string">
            <text:p><text:a xlink:href="https://www.fimfiction.net/story/462778/i-am-not-sombra" xlink:type="simple">https://www.fimfiction.net/story/462778/i-am-not-sombra</text:a></text:p>
          </table:table-cell>
          <table:table-cell table:style-name="ce56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100" office:value-type="string" calcext:value-type="string">
            <text:p>Done</text:p>
          </table:table-cell>
          <table:table-cell table:style-name="ce56" office:value-type="string" calcext:value-type="string">
            <text:p>[Original]</text:p>
          </table:table-cell>
          <table:table-cell table:style-name="ce128" office:value-type="string" calcext:value-type="string">
            <text:p>0 of 32</text:p>
          </table:table-cell>
          <table:table-cell table:style-name="ce128" office:value-type="string" calcext:value-type="string">
            <text:p>No</text:p>
          </table:table-cell>
          <table:table-cell table:number-columns-repeated="2" table:style-name="ce152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40" office:value-type="string" calcext:value-type="string">
            <text:p>2. The Ruler of Ponies and Men</text:p>
          </table:table-cell>
          <table:table-cell table:style-name="ce60" office:value-type="string" calcext:value-type="string">
            <text:p><text:a xlink:href="https://www.fimfiction.net/story/487581/the-ruler-of-ponies-and-men" xlink:type="simple">https://www.fimfiction.net/story/487581/the-ruler-of-ponies-and-men</text:a></text:p>
          </table:table-cell>
          <table:table-cell table:style-name="ce60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101" office:value-type="string" calcext:value-type="string">
            <text:p>Done</text:p>
          </table:table-cell>
          <table:table-cell table:style-name="ce60" office:value-type="string" calcext:value-type="string">
            <text:p>[Original]</text:p>
          </table:table-cell>
          <table:table-cell table:style-name="ce129" office:value-type="string" calcext:value-type="string">
            <text:p>0 of 59</text:p>
          </table:table-cell>
          <table:table-cell table:style-name="ce129" office:value-type="string" calcext:value-type="string">
            <text:p>No</text:p>
          </table:table-cell>
          <table:table-cell table:number-columns-repeated="2" table:style-name="ce153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2" office:value-type="string" calcext:value-type="string">
            <text:p>Lasting Memories</text:p>
          </table:table-cell>
          <table:table-cell table:style-name="ce42" office:value-type="string" calcext:value-type="string">
            <text:p><text:a xlink:href="https://www.fimfiction.net/story/514930/lasting-memories" xlink:type="simple">https://www.fimfiction.net/story/514930/lasting-memories</text:a></text:p>
          </table:table-cell>
          <table:table-cell table:style-name="ce42" office:value-type="string" calcext:value-type="string">
            <text:p><text:span text:style-name="T6"><text:a xlink:href="https://www.fimfiction.net/user/369104/Boopy+Doopy" xlink:type="simple">https://www.fimfiction.net/user/369104/Boopy+Doopy</text:a></text:span></text:p>
          </table:table-cell>
          <table:table-cell table:style-name="ce57" office:value-type="string" calcext:value-type="string">
            <text:p>Done</text:p>
          </table:table-cell>
          <table:table-cell table:style-name="ce42" office:value-type="string" calcext:value-type="string">
            <text:p>[Original]</text:p>
          </table:table-cell>
          <table:table-cell table:style-name="ce105" office:value-type="string" calcext:value-type="string">
            <text:p>0 of 15</text:p>
          </table:table-cell>
          <table:table-cell table:style-name="ce105" office:value-type="string" calcext:value-type="string">
            <text:p>No</text:p>
          </table:table-cell>
          <table:table-cell table:style-name="ce12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2" office:value-type="string" calcext:value-type="string">
            <text:p><text:s/>My Little Pony: Train in Equestria </text:p>
          </table:table-cell>
          <table:table-cell table:style-name="ce42" office:value-type="string" calcext:value-type="string">
            <text:p><text:a xlink:href="https://www.fimfiction.net/story/538034/my-little-pony-train-in-equestria" xlink:type="simple">https://www.fimfiction.net/story/538034/my-little-pony-train-in-equestria</text:a></text:p>
          </table:table-cell>
          <table:table-cell table:style-name="ce42" office:value-type="string" calcext:value-type="string">
            <text:p><text:a xlink:href="https://www.fimfiction.net/user/609433/Tisalie" xlink:type="simple">https://www.fimfiction.net/user/609433/Tisalie</text:a></text:p>
          </table:table-cell>
          <table:table-cell table:style-name="ce123" office:value-type="string" calcext:value-type="string">
            <text:p>Not Done</text:p>
          </table:table-cell>
          <table:table-cell table:style-name="ce42" office:value-type="string" calcext:value-type="string">
            <text:p>[Original]</text:p>
          </table:table-cell>
          <table:table-cell table:style-name="ce105" office:value-type="string" calcext:value-type="string">
            <text:p>0 of WIP</text:p>
          </table:table-cell>
          <table:table-cell table:style-name="ce105" office:value-type="string" calcext:value-type="string">
            <text:p>No</text:p>
          </table:table-cell>
          <table:table-cell table:number-columns-repeated="2" table:style-name="ce166" office:value-type="string" calcext:value-type="string">
            <text:p>Yes</text:p>
          </table:table-cell>
          <table:table-cell table:number-columns-repeated="12"/>
        </table:table-row>
        <table:table-row table:style-name="ro9">
          <table:table-cell table:style-name="ce32" office:value-type="string" calcext:value-type="string">
            <text:p><text:s/>You're not Twilight </text:p>
          </table:table-cell>
          <table:table-cell table:style-name="ce42" office:value-type="string" calcext:value-type="string">
            <text:p><text:a xlink:href="https://www.fimfiction.net/story/532080/youre-not-twilight" xlink:type="simple">https://www.fimfiction.net/story/532080/youre-not-twilight</text:a></text:p>
          </table:table-cell>
          <table:table-cell table:style-name="ce42" office:value-type="string" calcext:value-type="string">
            <text:p><text:a xlink:href="https://www.fimfiction.net/user/286538/Miner" xlink:type="simple">https://www.fimfiction.net/user/286538/Miner</text:a></text:p>
          </table:table-cell>
          <table:table-cell table:style-name="ce123" office:value-type="string" calcext:value-type="string">
            <text:p>Not Done</text:p>
          </table:table-cell>
          <table:table-cell table:style-name="ce42" office:value-type="string" calcext:value-type="string">
            <text:p>[Original]</text:p>
          </table:table-cell>
          <table:table-cell table:style-name="ce105" office:value-type="string" calcext:value-type="string">
            <text:p>0 of WIP</text:p>
          </table:table-cell>
          <table:table-cell table:style-name="ce105" office:value-type="string" calcext:value-type="string">
            <text:p>No</text:p>
          </table:table-cell>
          <table:table-cell table:style-name="ce12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2" office:value-type="string" calcext:value-type="string">
            <text:p>The Heist of My Heart</text:p>
          </table:table-cell>
          <table:table-cell table:style-name="ce42" office:value-type="string" calcext:value-type="string">
            <text:p><text:a xlink:href="https://www.fimfiction.net/story/538410/the-heist-of-my-heart" xlink:type="simple">https://www.fimfiction.net/story/538410/the-heist-of-my-heart</text:a></text:p>
          </table:table-cell>
          <table:table-cell table:style-name="ce42" office:value-type="string" calcext:value-type="string">
            <text:p><text:a xlink:href="https://www.fimfiction.net/user/237915/Silk+Rose" xlink:type="simple">https://www.fimfiction.net/user/237915/Silk+Rose</text:a></text:p>
          </table:table-cell>
          <table:table-cell table:style-name="ce57" office:value-type="string" calcext:value-type="string">
            <text:p>Done</text:p>
          </table:table-cell>
          <table:table-cell table:style-name="ce42" office:value-type="string" calcext:value-type="string">
            <text:p>[Original]</text:p>
          </table:table-cell>
          <table:table-cell table:style-name="ce105" office:value-type="string" calcext:value-type="string">
            <text:p>0 of 1</text:p>
          </table:table-cell>
          <table:table-cell table:style-name="ce105" office:value-type="string" calcext:value-type="string">
            <text:p>No</text:p>
          </table:table-cell>
          <table:table-cell table:style-name="ce12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10">
          <table:table-cell table:style-name="ce19"/>
          <table:table-cell table:style-name="ce22" table:number-columns-repeated="2"/>
          <table:table-cell table:style-name="ce65"/>
          <table:table-cell table:style-name="ce22"/>
          <table:table-cell table:style-name="ce61" table:number-columns-repeated="2"/>
          <table:table-cell table:style-name="ce86" table:number-columns-repeated="2"/>
          <table:table-cell table:number-columns-repeated="12"/>
        </table:table-row>
        <table:table-row table:style-name="ro11" table:number-rows-repeated="3">
          <table:table-cell table:style-name="ce1" table:number-columns-repeated="10"/>
          <table:table-cell table:number-columns-repeated="11"/>
        </table:table-row>
        <table:table-row table:style-name="ro11">
          <table:table-cell table:style-name="ce1" table:number-columns-repeated="10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2">00.00.0000</text:date>, <text:time style:data-style-name="N2" text:time-value="17:35:20.1766439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0:51:16.940782772</meta:creation-date>
    <dc:date>2023-07-02T17:37:10.793126101</dc:date>
    <meta:editing-duration>PT9H6M21S</meta:editing-duration>
    <meta:editing-cycles>493</meta:editing-cycles>
    <meta:generator>LibreOffice/7.5.4.2$Linux_X86_64 LibreOffice_project/36ccfdc35048b057fd9854c757a8b67ec53977b6</meta:generator>
    <dc:title>MLP fics (from fimfiction) that i want to translate</dc:title>
    <dc:description>Make sure, that this list is up-to-date here: https://github.com/Vovkiv/mlp_fics_that_i_plan_to_translate
My fimfiction: https://www.fimfiction.net/user/595939/volkov</dc:description>
    <meta:keyword>list</meta:keyword>
    <meta:keyword>translation</meta:keyword>
    <meta:keyword>ukrainian</meta:keyword>
    <meta:document-statistic meta:table-count="1" meta:cell-count="300" meta:object-count="0"/>
  </office:meta>
</office:document-meta>
</file>